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b148" officeooo:paragraph-rsid="0008b148"/>
    </style:style>
    <style:style style:name="P2" style:family="paragraph" style:parent-style-name="Standard">
      <style:text-properties officeooo:rsid="0008b148" officeooo:paragraph-rsid="0009e629"/>
    </style:style>
    <style:style style:name="P3" style:family="paragraph" style:parent-style-name="Standard">
      <style:text-properties officeooo:paragraph-rsid="0009e629"/>
    </style:style>
    <style:style style:name="P4" style:family="paragraph" style:parent-style-name="Standard">
      <style:text-properties officeooo:rsid="000c1f2c" officeooo:paragraph-rsid="000c1f2c"/>
    </style:style>
    <style:style style:name="P5" style:family="paragraph" style:parent-style-name="Standard">
      <style:text-properties style:font-name="Lucida Console" fo:font-size="10pt" officeooo:rsid="000c1f2c" officeooo:paragraph-rsid="000c1f2c" style:font-size-asian="10pt" style:font-size-complex="10pt"/>
    </style:style>
    <style:style style:name="P6" style:family="paragraph" style:parent-style-name="Standard">
      <style:text-properties style:font-name="Lucida Console" fo:font-size="10pt" officeooo:rsid="000c1f2c" officeooo:paragraph-rsid="000c75bf" style:font-size-asian="10pt" style:font-size-complex="10pt"/>
    </style:style>
    <style:style style:name="P7" style:family="paragraph" style:parent-style-name="Table_20_Contents">
      <style:text-properties officeooo:rsid="000e617b" officeooo:paragraph-rsid="0009e629"/>
    </style:style>
    <style:style style:name="P8" style:family="paragraph" style:parent-style-name="Table_20_Contents">
      <style:text-properties officeooo:rsid="001e40a0" officeooo:paragraph-rsid="0009e629"/>
    </style:style>
    <style:style style:name="P9" style:family="paragraph" style:parent-style-name="Table_20_Contents">
      <style:text-properties officeooo:rsid="0023c411" officeooo:paragraph-rsid="0009e629"/>
    </style:style>
    <style:style style:name="T1" style:family="text">
      <style:text-properties officeooo:rsid="000c1f2c"/>
    </style:style>
    <style:style style:name="T2" style:family="text">
      <style:text-properties officeooo:rsid="000c75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list whose elements are not contiguously connected in memory.<text:line-break/><text:line-break/>Interview notes:<text:line-break/><text:span text:style-name="T1">- Have the candidate whiteboard an implementation of a linked list in their favorite language.</text:span></text:p>
      <text:p text:style-name="P1"/>
      <text:p text:style-name="P4">- For example, in Java..</text:p>
      <text:p text:style-name="P4"/>
      <text:p text:style-name="P5">public class LinkedList {</text:p>
      <text:p text:style-name="P5"><text:tab/>class LinkedListNode {</text:p>
      <text:p text:style-name="P5"><text:tab/><text:tab/>Object o;</text:p>
      <text:p text:style-name="P5"><text:tab/><text:tab/>LinkedListNode nextNode;</text:p>
      <text:p text:style-name="P5"><text:tab/>}</text:p>
      <text:p text:style-name="P5"/>
      <text:p text:style-name="P5"><text:tab/>LinkedListNode head = null;</text:p>
      <text:p text:style-name="P5"><text:tab/>LinkedListNode tail = null;</text:p>
      <text:p text:style-name="P5"/>
      <text:p text:style-name="P5"><text:tab/>public LinkedList() {</text:p>
      <text:p text:style-name="P5"/>
      <text:p text:style-name="P5"><text:tab/>}</text:p>
      <text:p text:style-name="P5"/>
      <text:p text:style-name="P5"><text:tab/>private LinkedListNode getNewNode() {</text:p>
      <text:p text:style-name="P5"><text:tab/><text:tab/>return new LinkedListNode();</text:p>
      <text:p text:style-name="P5"><text:tab/>}</text:p>
      <text:p text:style-name="P5"/>
      <text:p text:style-name="P5"><text:tab/>public void add(Object o) {</text:p>
      <text:p text:style-name="P5"><text:tab/><text:tab/>LinkedListNode node = getNewNode();</text:p>
      <text:p text:style-name="P5"><text:tab/><text:tab/></text:p>
      <text:p text:style-name="P5"><text:tab/><text:tab/>if (tail == null) tail = node;</text:p>
      <text:p text:style-name="P6"/>
      <text:p text:style-name="P6"><text:tab/><text:tab/>if (head == null) head = node;</text:p>
      <text:p text:style-name="P6"><text:tab/><text:tab/><text:span text:style-name="T2">else </text:span>tail.nextNode = node;</text:p>
      <text:p text:style-name="P6"/>
      <text:p text:style-name="P5"><text:tab/><text:tab/>tail = node;</text:p>
      <text:p text:style-name="P5"><text:tab/>}</text:p>
      <text:p text:style-name="P5"/>
      <text:p text:style-name="P5"><text:tab/>// <text:span text:style-name="T2">TODO: Add remove(int n), size(), and getIterator() methods.</text:span></text:p>
      <text:p text:style-name="P5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1.5014in" style:rel-column-width="14208*"/>
    </style:style>
    <style:style style:name="Table2.C" style:family="table-column">
      <style:table-column-properties style:column-width="1.5576in" style:rel-column-width="14740*"/>
    </style:style>
    <style:style style:name="Table2.D" style:family="table-column">
      <style:table-column-properties style:column-width="1.5576in" style:rel-column-width="14742*"/>
    </style:style>
    <style:style style:name="Table2.A1" style:family="table-cell">
      <style:table-cell-properties fo:background-color="#b2b2b2" fo:padding="0.0382in" fo:border="none">
        <style:background-image/>
      </style:table-cell-properties>
    </style:style>
    <style:style style:name="MP1" style:family="paragraph" style:parent-style-name="Standard">
      <style:text-properties officeooo:rsid="0008b148" officeooo:paragraph-rsid="0009e629"/>
    </style:style>
    <style:style style:name="MP2" style:family="paragraph" style:parent-style-name="Table_20_Contents">
      <style:text-properties officeooo:rsid="000e617b" officeooo:paragraph-rsid="0009e629"/>
    </style:style>
    <style:style style:name="MP3" style:family="paragraph" style:parent-style-name="Table_20_Contents">
      <style:text-properties officeooo:rsid="001e40a0" officeooo:paragraph-rsid="0009e629"/>
    </style:style>
    <style:style style:name="MP4" style:family="paragraph" style:parent-style-name="Table_20_Contents">
      <style:text-properties officeooo:rsid="0023c411" officeooo:paragraph-rsid="0009e629"/>
    </style:style>
    <style:style style:name="MP5" style:family="paragraph" style:parent-style-name="Standard">
      <style:text-properties officeooo:paragraph-rsid="0009e629"/>
    </style:style>
    <style:style style:name="MT1" style:family="text">
      <style:text-properties officeooo:rsid="000c75b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>
            <table:table-cell table:style-name="Table2.A1" office:value-type="string">
              <text:p text:style-name="MP1">Linked List</text:p>
            </table:table-cell>
            <table:table-cell table:style-name="Table2.A1" office:value-type="string">
              <text:p text:style-name="MP2">Data Structures</text:p>
            </table:table-cell>
            <table:table-cell table:style-name="Table2.A1" office:value-type="string">
              <text:p text:style-name="MP3"><text:span text:style-name="MT1">Not So </text:span>Easy</text:p>
            </table:table-cell>
            <table:table-cell table:style-name="Table2.A1" office:value-type="string">
              <text:p text:style-name="MP4">Page 1 of 1</text:p>
            </table:table-cell>
          </table:table-row>
        </table:table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6T11:55:07.858000000</meta:creation-date>
    <dc:date>2017-04-09T17:29:44.452000000</dc:date>
    <meta:editing-duration>PT18M4S</meta:editing-duration>
    <meta:editing-cycles>3</meta:editing-cycles>
    <meta:generator>LibreOffice/5.2.5.1$Windows_x86 LibreOffice_project/0312e1a284a7d50ca85a365c316c7abbf20a4d22</meta:generator>
    <meta:document-statistic meta:table-count="1" meta:image-count="0" meta:object-count="0" meta:page-count="1" meta:paragraph-count="28" meta:word-count="116" meta:character-count="724" meta:non-whitespace-character-count="605"/>
  </office:meta>
</office:document-meta>
</file>